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166d7" officeooo:paragraph-rsid="001166d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166d7" officeooo:paragraph-rsid="0011794d" style:font-size-asian="12pt" style:font-weight-asian="normal" style:font-size-complex="12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66d7" officeooo:paragraph-rsid="001166d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1166d7" officeooo:paragraph-rsid="00153b09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1166d7" officeooo:paragraph-rsid="001166d7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1166d7" officeooo:paragraph-rsid="001880ee" style:font-size-asian="16pt" style:font-weight-asian="normal" style:font-size-complex="16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179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lano Perfeito</text:span><text:tab/><text:tab/><text:span text:style-name="T2">Renascer Praise</text:span></text:p>
      <text:p text:style-name="P4">Um plano pra salvar, um pacto pra selar</text:p>
      <text:p text:style-name="P4">Silêncio no céu</text:p>
      <text:p text:style-name="P4">Resgate e salvação encheu seu coração</text:p>
      <text:p text:style-name="P4">Ele nem hesitou</text:p>
      <text:p text:style-name="P4">No palco do amor, o autor anunciou</text:p>
      <text:p text:style-name="P4">A vida e salvação</text:p>
      <text:p text:style-name="P4">Tudo que ele fez foi obedecer</text:p>
      <text:p text:style-name="P4">O plano que Deus escreveu</text:p>
      <text:p text:style-name="P5"/>
      <text:p text:style-name="P5">E quando a minha história parecia ter chegado ao fim</text:p>
      <text:p text:style-name="P5">A sua graça me alcançou</text:p>
      <text:p text:style-name="P5">E quando tudo parecia estar perdido naquela cruz</text:p>
      <text:p text:style-name="P5">O seu sangue me libertou (me libertou)</text:p>
      <text:p text:style-name="P5"/>
      <text:p text:style-name="P5">Jesus, o plano perfeito</text:p>
      <text:p text:style-name="P5">Mistério da graça que me transformou</text:p>
      <text:p text:style-name="P5">O Seu nome é Jesus, nome sobre todos</text:p>
      <text:p text:style-name="P5">Veio pra salvar, ele me salvou!</text:p>
      <text:p text:style-name="P5"/>
      <text:p text:style-name="P5">Ele pagou o preço da minha salvação; Ele pagou</text:p>
      <text:p text:style-name="P5">Jesus</text:p>
      <text:p text:style-name="P5">Cordeiro de Deus tira o pecado do mundo</text:p>
      <text:p text:style-name="P5">Pagou o preço da minha salvação</text:p>
      <text:p text:style-name="P5">Jes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21T13:01:26.790493079</dc:date>
    <meta:editing-cycles>18</meta:editing-cycles>
    <meta:editing-duration>PT30M13S</meta:editing-duration>
    <meta:generator>LibreOffice/5.2.4.2.1$Linux_X86_64 LibreOffice_project/20m0$Build-2</meta:generator>
    <meta:print-date>2017-01-21T12:55:06.571147926</meta:print-date>
    <meta:document-statistic meta:table-count="0" meta:image-count="0" meta:object-count="0" meta:page-count="1" meta:paragraph-count="22" meta:word-count="125" meta:character-count="655" meta:non-whitespace-character-count="551"/>
  </office:meta>
</office:document-meta>
</file>